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4201100483301</text:p>
          </table:table-cell>
          <table:table-cell office:value-type="string" calcext:value-type="string">
            <text:p>2025-01-02 21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6524" calcext:value-type="float">
            <text:p>95.26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01100483301</text:p>
          </table:table-cell>
          <table:table-cell office:value-type="string" calcext:value-type="string">
            <text:p>2024-01-04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0544" calcext:value-type="float">
            <text:p>95.03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01100483301</text:p>
          </table:table-cell>
          <table:table-cell office:value-type="string" calcext:value-type="string">
            <text:p>2023-01-05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5272" calcext:value-type="float">
            <text:p>94.1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01100483301</text:p>
          </table:table-cell>
          <table:table-cell office:value-type="string" calcext:value-type="string">
            <text:p>2022-01-07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56024" calcext:value-type="float">
            <text:p>93.15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01100483301</text:p>
          </table:table-cell>
          <table:table-cell office:value-type="string" calcext:value-type="string">
            <text:p>2021-01-07 14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81832" calcext:value-type="float">
            <text:p>92.38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01100483301</text:p>
          </table:table-cell>
          <table:table-cell office:value-type="string" calcext:value-type="string">
            <text:p>2020-01-02 14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70352" calcext:value-type="float">
            <text:p>91.97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01100483301</text:p>
          </table:table-cell>
          <table:table-cell office:value-type="string" calcext:value-type="string">
            <text:p>2019-01-04 14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11272" calcext:value-type="float">
            <text:p>91.71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01100483301</text:p>
          </table:table-cell>
          <table:table-cell office:value-type="string" calcext:value-type="string">
            <text:p>2018-01-04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29688" calcext:value-type="float">
            <text:p>91.22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01100483301</text:p>
          </table:table-cell>
          <table:table-cell office:value-type="string" calcext:value-type="string">
            <text:p>2017-01-03 14:29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85976" calcext:value-type="float">
            <text:p>90.48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01100483301</text:p>
          </table:table-cell>
          <table:table-cell office:value-type="string" calcext:value-type="string">
            <text:p>2016-01-04 16:54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0696" calcext:value-type="float">
            <text:p>90.15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01100483301</text:p>
          </table:table-cell>
          <table:table-cell office:value-type="string" calcext:value-type="string">
            <text:p>2015-01-06 20:15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984" calcext:value-type="float">
            <text:p>90.1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01100483301</text:p>
          </table:table-cell>
          <table:table-cell office:value-type="string" calcext:value-type="string">
            <text:p>2014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3128" calcext:value-type="float">
            <text:p>88.2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